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997B00001B1422E02C9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5cm" style:rel-column-width="10267*"/>
    </style:style>
    <style:style style:name="Tabela1.B" style:family="table-column">
      <style:table-column-properties style:column-width="2.487cm" style:rel-column-width="10275*"/>
    </style:style>
    <style:style style:name="Tabela1.C" style:family="table-column">
      <style:table-column-properties style:column-width="7.938cm" style:rel-column-width="32793*"/>
    </style:style>
    <style:style style:name="Tabela1.D" style:family="table-column">
      <style:table-column-properties style:column-width="2.953cm" style:rel-column-width="12200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P5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3" style:family="paragraph" style:parent-style-name="Standard">
      <style:paragraph-properties fo:margin-left="1.244cm" fo:margin-right="0cm" fo:text-indent="0cm" style:auto-text-indent="false"/>
      <style:text-properties style:font-name="Thaoma" fo:font-size="10pt" fo:language="pt" fo:country="BR" style:font-size-asian="10pt" style:font-size-complex="10pt"/>
    </style:style>
    <style:style style:name="P14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haoma" fo:font-size="10pt" fo:language="pt" fo:country="BR" style:font-size-asian="10pt" style:font-size-complex="10pt"/>
    </style:style>
    <style:style style:name="P15" style:family="paragraph" style:parent-style-name="Standard" style:master-page-name="Standard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haoma" fo:font-size="10pt" fo:language="pt" fo:country="BR" style:font-size-asian="10pt" style:font-size-complex="10pt"/>
    </style:style>
    <style:style style:name="P17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haoma" fo:font-size="10pt" fo:language="pt" fo:country="BR" fo:font-weight="normal" style:font-size-asian="10pt" style:font-weight-asian="normal" style:font-size-complex="10pt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1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20" style:family="paragraph" style:parent-style-name="Heading_20_1">
      <style:text-properties fo:font-size="14pt" fo:language="pt" fo:country="BR" style:font-size-asian="14pt" style:font-size-complex="14pt"/>
    </style:style>
    <style:style style:name="P21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/>
    </style:style>
    <style:style style:name="T4" style:family="text">
      <style:text-properties fo:color="#008000" fo:font-size="9pt" style:font-size-asian="9pt"/>
    </style:style>
    <style:style style:name="T5" style:family="text">
      <style:text-properties fo:color="#008000" fo:font-size="9pt" fo:language="en" fo:country="US" style:font-size-asian="9pt"/>
    </style:style>
    <style:style style:name="T6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8">Food Delivery Web</text:p>
      <text:p text:style-name="P5">Regras de Negócio</text:p>
      <text:p text:style-name="P10"/>
      <text:p text:style-name="P9">Histórico de Revisões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11">15/10/09</text:p>
          </table:table-cell>
          <table:table-cell table:style-name="Tabela1.B2" office:value-type="float" office:value="1">
            <text:p text:style-name="P11">1</text:p>
          </table:table-cell>
          <table:table-cell table:style-name="Tabela1.C2" office:value-type="string">
            <text:p text:style-name="P12">Criação das Regras de Negócio</text:p>
          </table:table-cell>
          <table:table-cell table:style-name="Tabela1.D2" office:value-type="string">
            <text:p text:style-name="P11">Paulo Roberto</text:p>
          </table:table-cell>
        </table:table-row>
        <table:table-row table:style-name="Tabela1.1">
          <table:table-cell table:style-name="Tabela1.A2" office:value-type="date" office:date-value="2009-10-16">
            <text:p text:style-name="P19">16/10/09</text:p>
          </table:table-cell>
          <table:table-cell table:style-name="Tabela1.A2" office:value-type="date" office:date-value="2009-01-01">
            <text:p text:style-name="P19">01/01/09</text:p>
          </table:table-cell>
          <table:table-cell table:style-name="Tabela1.C2" office:value-type="string">
            <text:p text:style-name="P18">Inclusão de Novas Regras</text:p>
          </table:table-cell>
          <table:table-cell table:style-name="Tabela1.D2" office:value-type="string">
            <text:p text:style-name="P19">Paulo Roberto</text:p>
          </table:table-cell>
        </table:table-row>
        <table:table-row table:style-name="Tabela1.1">
          <table:table-cell table:style-name="Tabela1.A2">
            <text:p text:style-name="P19"/>
          </table:table-cell>
          <table:table-cell table:style-name="Tabela1.A2">
            <text:p text:style-name="P19"/>
          </table:table-cell>
          <table:table-cell table:style-name="Tabela1.C2" office:value-type="string">
            <text:p text:style-name="P18"/>
          </table:table-cell>
          <table:table-cell table:style-name="Tabela1.D2" office:value-type="string">
            <text:p text:style-name="P18"/>
          </table:table-cell>
        </table:table-row>
      </table:table>
      <text:h text:style-name="P20" text:outline-level="1" text:is-list-header="true"/>
      <text:h text:style-name="P20" text:outline-level="1">Regras de Negócio</text:h>
      <text:p text:style-name="P13"/>
      <text:p text:style-name="P13">RN1 - Validação ao Incluir ou Alterar dados de Cliente</text:p>
      <text:p text:style-name="P14">Ao incluir ou alterar os dados de um cliente, se já existir um cliente com os mesmos e-mail ou CPF, o sistema não deve permitir a inclusão ou alteração.</text:p>
      <text:p text:style-name="P13"><text:s/><text:line-break/>RN2 - Validação ao Excluir Cliente </text:p>
      <text:p text:style-name="P14">Ao exclui os dados de um cliente, se houver ao menos um pedido deste cliente, o sistema não deve permitir a exclusão.</text:p>
      <text:p text:style-name="P17"/>
      <text:p text:style-name="P17">RN3 – Validação ao Incluir ou Alterar Cardápios</text:p>
      <text:p text:style-name="P17">Ao Incluir ou alterar os dados de um cardápio, se já existir um cardápio com o mesmo nome o sistema não deve permitir a inclusão ou alteração.</text:p>
      <text:p text:style-name="P17"/>
      <text:p text:style-name="P17">RN4 – Validação ao Excluir Cardápio</text:p>
      <text:p text:style-name="P17">Ao excluir os dados de um cardápio, se houver algum prato que faça referência a este cardápio o sistema não deve permitir a exclusão.</text:p>
      <text:h text:style-name="P21" text:outline-level="1">Referências</text:h>
      <text:p text:style-name="Text_20_body">Site RestauranteWeb – <text:a xlink:type="simple" xlink:href="http://www.restauranteweb.com.br/">http://www.restauranteweb.com.br</text:a></text:p>
      <text:p text:style-name="Text_20_body"><text:span text:style-name="T2">MACA (Middleware de Autenticação e Controle de Acesso) <text:s/>- <text:s/></text:span><text:a xlink:type="simple" xlink:href="http://maca.sourceforge.net/"><text:span text:style-name="T2">http://maca.sourceforge.net/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99cm" fo:margin-bottom="0.499cm" fo:text-indent="0.499cm" style:auto-text-indent="false" fo:keep-with-next="always"/>
      <style:text-properties style:font-name="Arial" fo:font-size="12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WW8Num5z1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9z0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3z0" style:family="text">
      <style:text-properties style:font-name="Times New Roman" style:font-name-complex="Times New Roman"/>
    </style:style>
    <style:style style:name="WW8Num14z0" style:family="text">
      <style:text-properties fo:color="#000000"/>
    </style:style>
    <style:style style:name="WW8Num15z0" style:family="text">
      <style:text-properties style:font-name="Times New Roman" style:font-name-complex="Times New Roman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22z1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4cm" fo:text-indent="-0.318cm" fo:margin-left="4.0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4cm" fo:text-indent="-0.318cm" fo:margin-left="7.8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4cm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2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066cm" fo:margin-left="-0.191cm" table:align="left" style:writing-mode="lr-tb"/>
    </style:style>
    <style:style style:name="Tabela2.A" style:family="table-column">
      <style:table-column-properties style:column-width="4.953cm"/>
    </style:style>
    <style:style style:name="Tabela2.B" style:family="table-column">
      <style:table-column-properties style:column-width="7.303cm"/>
    </style:style>
    <style:style style:name="Tabela2.C" style:family="table-column">
      <style:table-column-properties style:column-width="3.8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M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M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en" fo:country="US" style:font-size-asian="10pt"/>
    </style:style>
    <style:style style:name="MT3" style:family="text">
      <style:text-properties fo:color="#008000" fo:font-size="9pt" style:font-size-asian="9pt"/>
    </style:style>
    <style:style style:name="MT4" style:family="text">
      <style:text-properties fo:color="#008000" fo:font-size="9pt" fo:language="en" fo:country="US" style:font-size-asian="9pt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Regras de Negócio</text:file-name></text:span></text:span><text:span text:style-name="Page_20_Number"><text:span text:style-name="MT2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2"><draw:frame draw:style-name="Mfr1" draw:name="figura1" text:anchor-type="as-char" svg:width="4.436cm" svg:height="0.975cm" draw:z-index="0"><draw:image xlink:href="Pictures/2000000D0000997B00001B1422E02C93.wmf" xlink:type="simple" xlink:show="embed" xlink:actuate="onLoad"/></draw:frame></text:p>
            </table:table-cell>
            <table:table-cell table:style-name="Tabela2.B1" office:value-type="string">
              <text:p text:style-name="MP3">Documento de Visão</text:p>
            </table:table-cell>
            <table:table-cell table:style-name="Tabela2.C1" office:value-type="string">
              <text:p text:style-name="MP4">Tecnologia da Informação </text:p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3"><text:file-name text:display="name-and-extension">Regras de Negócio.odt</text:file-name></text:span></text:span><text:span text:style-name="Page_20_Number"><text:span text:style-name="MT4"><text:tab/><text:tab/>Pag. </text:span></text:span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Requisitos de Software - ERS</dc:title>
    <meta:initial-creator>Administrador</meta:initial-creator>
    <meta:creation-date>2008-10-18T13:43:00</meta:creation-date>
    <dc:date>2009-10-16T14:25:03</dc:date>
    <meta:editing-cycles>16</meta:editing-cycles>
    <meta:editing-duration>PT577H47M07S</meta:editing-duration>
    <meta:generator>OpenOffice.org/3.0$Linux OpenOffice.org_project/300m15$Build-9379</meta:generator>
    <meta:document-statistic meta:table-count="2" meta:image-count="1" meta:object-count="0" meta:page-count="1" meta:paragraph-count="32" meta:word-count="198" meta:character-count="1175"/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